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4aa9" officeooo:paragraph-rsid="000b4aa9"/>
    </style:style>
    <style:style style:name="P2" style:family="paragraph" style:parent-style-name="Standard">
      <style:text-properties officeooo:rsid="000c2d38" officeooo:paragraph-rsid="000c2d38"/>
    </style:style>
    <style:style style:name="P3" style:family="paragraph" style:parent-style-name="Standard">
      <style:text-properties officeooo:rsid="000c2d38" officeooo:paragraph-rsid="000e5472"/>
    </style:style>
    <style:style style:name="P4" style:family="paragraph" style:parent-style-name="Standard">
      <style:text-properties officeooo:rsid="000c2d38" officeooo:paragraph-rsid="001df193"/>
    </style:style>
    <style:style style:name="P5" style:family="paragraph" style:parent-style-name="Standard">
      <style:text-properties officeooo:rsid="00166fdc" officeooo:paragraph-rsid="00166fdc"/>
    </style:style>
    <style:style style:name="P6" style:family="paragraph" style:parent-style-name="Standard">
      <style:text-properties officeooo:rsid="00187213" officeooo:paragraph-rsid="00187213"/>
    </style:style>
    <style:style style:name="P7" style:family="paragraph" style:parent-style-name="Standard">
      <style:text-properties officeooo:rsid="001df193" officeooo:paragraph-rsid="001df193"/>
    </style:style>
    <style:style style:name="P8" style:family="paragraph" style:parent-style-name="Standard">
      <style:text-properties officeooo:rsid="0019c4d2" officeooo:paragraph-rsid="0019c4d2"/>
    </style:style>
    <style:style style:name="P9" style:family="paragraph" style:parent-style-name="Standard">
      <style:text-properties officeooo:rsid="001fbe54" officeooo:paragraph-rsid="001fbe54"/>
    </style:style>
    <style:style style:name="P10" style:family="paragraph" style:parent-style-name="Standard">
      <style:text-properties officeooo:rsid="001fd24d" officeooo:paragraph-rsid="001fd24d"/>
    </style:style>
    <style:style style:name="P11" style:family="paragraph" style:parent-style-name="Standard">
      <style:text-properties officeooo:rsid="00215cff" officeooo:paragraph-rsid="00215cff"/>
    </style:style>
    <style:style style:name="P12" style:family="paragraph" style:parent-style-name="Standard">
      <style:text-properties officeooo:rsid="00250b01" officeooo:paragraph-rsid="00250b01"/>
    </style:style>
    <style:style style:name="P13" style:family="paragraph" style:parent-style-name="Standard">
      <style:text-properties officeooo:rsid="00281aa4" officeooo:paragraph-rsid="00281aa4"/>
    </style:style>
    <style:style style:name="P14" style:family="paragraph" style:parent-style-name="Standard">
      <style:text-properties officeooo:rsid="0029c18f" officeooo:paragraph-rsid="0029c18f"/>
    </style:style>
    <style:style style:name="P15" style:family="paragraph" style:parent-style-name="Standard">
      <style:text-properties fo:font-size="14pt" officeooo:rsid="000b4aa9" officeooo:paragraph-rsid="000b4aa9" style:font-size-asian="14pt" style:font-size-complex="14pt"/>
    </style:style>
    <style:style style:name="P16" style:family="paragraph" style:parent-style-name="Standard">
      <style:text-properties fo:font-size="24pt" officeooo:rsid="000b4aa9" officeooo:paragraph-rsid="000b4aa9" style:font-size-asian="24pt" style:font-size-complex="24pt"/>
    </style:style>
    <style:style style:name="P17" style:family="paragraph" style:parent-style-name="Standard">
      <style:text-properties fo:font-size="16pt" officeooo:rsid="000b4aa9" officeooo:paragraph-rsid="000b4aa9" style:font-size-asian="16pt" style:font-size-complex="16pt"/>
    </style:style>
    <style:style style:name="P18" style:family="paragraph" style:parent-style-name="Preformatted_20_Text">
      <style:text-properties officeooo:rsid="00187213" officeooo:paragraph-rsid="00187213"/>
    </style:style>
    <style:style style:name="P19" style:family="paragraph" style:parent-style-name="Preformatted_20_Text">
      <style:text-properties officeooo:rsid="001fd24d" officeooo:paragraph-rsid="001fd24d"/>
    </style:style>
    <style:style style:name="P20" style:family="paragraph" style:parent-style-name="Preformatted_20_Text">
      <style:text-properties officeooo:rsid="0019c4d2"/>
    </style:style>
    <style:style style:name="P21" style:family="paragraph" style:parent-style-name="Preformatted_20_Text">
      <style:text-properties officeooo:rsid="0029c18f" officeooo:paragraph-rsid="0029c18f"/>
    </style:style>
    <style:style style:name="P22" style:family="paragraph" style:parent-style-name="Preformatted_20_Text">
      <style:paragraph-properties fo:margin-top="0cm" fo:margin-bottom="0.499cm" style:contextual-spacing="false"/>
    </style:style>
    <style:style style:name="P23" style:family="paragraph" style:parent-style-name="Standard">
      <style:text-properties officeooo:rsid="0029c18f" officeooo:paragraph-rsid="002c9a31"/>
    </style:style>
    <style:style style:name="P24" style:family="paragraph" style:parent-style-name="Standard">
      <style:text-properties officeooo:rsid="0029c18f" officeooo:paragraph-rsid="002e4906"/>
    </style:style>
    <style:style style:name="P25" style:family="paragraph" style:parent-style-name="Standard">
      <style:text-properties officeooo:rsid="0029c18f" officeooo:paragraph-rsid="0029c18f"/>
    </style:style>
    <style:style style:name="P26" style:family="paragraph" style:parent-style-name="Standard">
      <style:text-properties officeooo:rsid="00281aa4" officeooo:paragraph-rsid="00281aa4"/>
    </style:style>
    <style:style style:name="P27" style:family="paragraph" style:parent-style-name="Standard">
      <style:text-properties officeooo:rsid="002e4906" officeooo:paragraph-rsid="002e4906"/>
    </style:style>
    <style:style style:name="P28" style:family="paragraph" style:parent-style-name="Preformatted_20_Text">
      <style:text-properties officeooo:rsid="0029c18f" officeooo:paragraph-rsid="002e4906"/>
    </style:style>
    <style:style style:name="P29" style:family="paragraph" style:parent-style-name="Preformatted_20_Text">
      <style:text-properties officeooo:paragraph-rsid="002e4906"/>
    </style:style>
    <style:style style:name="T1" style:family="text">
      <style:text-properties officeooo:rsid="000e2bb2"/>
    </style:style>
    <style:style style:name="T2" style:family="text">
      <style:text-properties officeooo:rsid="000e5472"/>
    </style:style>
    <style:style style:name="T3" style:family="text">
      <style:text-properties officeooo:rsid="001495ad"/>
    </style:style>
    <style:style style:name="T4" style:family="text">
      <style:text-properties officeooo:rsid="001673e8"/>
    </style:style>
    <style:style style:name="T5" style:family="text">
      <style:text-properties officeooo:rsid="001c6feb"/>
    </style:style>
    <style:style style:name="T6" style:family="text">
      <style:text-properties officeooo:rsid="001df193"/>
    </style:style>
    <style:style style:name="T7" style:family="text">
      <style:text-properties officeooo:rsid="001e110a"/>
    </style:style>
    <style:style style:name="T8" style:family="text">
      <style:text-properties officeooo:rsid="001fbe54"/>
    </style:style>
    <style:style style:name="T9" style:family="text">
      <style:text-properties officeooo:rsid="00215cff"/>
    </style:style>
    <style:style style:name="T10" style:family="text">
      <style:text-properties officeooo:rsid="0022ae48"/>
    </style:style>
    <style:style style:name="T11" style:family="text">
      <style:text-properties officeooo:rsid="00249698"/>
    </style:style>
    <style:style style:name="T12" style:family="text">
      <style:text-properties officeooo:rsid="00250b01"/>
    </style:style>
    <style:style style:name="T13" style:family="text">
      <style:text-properties officeooo:rsid="002661cf"/>
    </style:style>
    <style:style style:name="T14" style:family="text">
      <style:text-properties officeooo:rsid="00281aa4"/>
    </style:style>
    <style:style style:name="T15" style:family="text">
      <style:text-properties officeooo:rsid="002c9a31"/>
    </style:style>
    <style:style style:name="T16" style:family="text">
      <style:text-properties officeooo:rsid="002e1501"/>
    </style:style>
    <style:style style:name="T17" style:family="text">
      <style:text-properties officeooo:rsid="002e4906"/>
    </style:style>
    <style:style style:name="T18" style:family="text">
      <style:text-properties officeooo:rsid="0029c1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Udacity – Data Analyst Nanodegree, Project 4</text:p>
      <text:p text:style-name="P1"/>
      <text:p text:style-name="P16">Intro to Machine Learning</text:p>
      <text:p text:style-name="P1"/>
      <text:p text:style-name="P15">Giulio Ministeri</text:p>
      <text:p text:style-name="P15"/>
      <text:p text:style-name="P15">I hereby confirm that this submission is my work. I have cited above the origins of any parts of the submission that were taken from Websites, books, forums, blog posts, github repositories, etc.</text:p>
      <text:p text:style-name="P1"/>
      <text:p text:style-name="P2">1.</text:p>
      <text:p text:style-name="P3"><text:tab/>The goal of this project is to <text:span text:style-name="T2">create a predictor capable of</text:span> detect<text:span text:style-name="T2">ing</text:span> people who were involved in some way in the Enron <text:span text:style-name="T1">fraud, based principally on the analysis of their financial data and sent and received e-mails. Machine learning algorithms come in handy in these cases, where there are no specific features or ease-to-detect patterns in the data such that one can simply checks for these evidences and reliably predicts the outcomes. Heuristics solutions, i.e. long list of “if...then...else”, are unfeasible, while machine learning algorithms learn, reshape and rework input features for us giving back a “box” ables to predict the output if fed with new inputs.</text:span></text:p>
      <text:p text:style-name="P4"><text:tab/><text:span text:style-name="T3">The dataset includes e-mails and finance data of about 146 Enron employees; 18 of them are POIs (person of interest). For each employee there are 21 finance-related features, whose values are not always consistent; missing values are labeled as “NaN”. Email-related features includes a set of summary infos like total received and sent mails, received and sent mails to poi people. Finally also the entire mail dataset is provided (about 150 thousands emails) together with a useful set of file which indexes all the emails by email-address: for each person there are two files which contains the relative paths to sent and received emails.</text:span></text:p>
      <text:p text:style-name="P5">As first, I analyzed finance data looking for outliers. The analysis has been made in <text:span text:style-name="T7">4</text:span> steps <text:span text:style-name="T7">i) I removed employees who has less than the 25% of features valorized</text:span> <text:span text:style-name="T7">ii</text:span>) I removed the features which have <text:span text:style-name="T7">less</text:span> than <text:span text:style-name="T7">25</text:span>% entries <text:span text:style-name="T7">valorized</text:span>; i<text:span text:style-name="T7">i</text:span>i) I used linear regression (using “total_payments” feature as basis) to get an outlier<text:span text:style-name="T4">s</text:span> list for each feature i<text:span text:style-name="T7">v</text:span>) I merged the lists <text:span text:style-name="T6">by</text:span> comput<text:span text:style-name="T6">ing</text:span>, for each <text:span text:style-name="T6">name</text:span>, how many times it appears in the<text:span text:style-name="T6">se</text:span> list<text:span text:style-name="T6">s</text:span>; iv) I removed the entries for which the total count where more than a threshold. <text:span text:style-name="T8">I ended up with 114 nonpois and 16 pois.</text:span></text:p>
      <text:p text:style-name="P5"/>
      <text:p text:style-name="P6">2.</text:p>
      <text:p text:style-name="P6"><text:tab/><text:span text:style-name="T5">After the outlier detection and removal described above I used tree-based feature selection using the entire dataset as base for the tree learning procedure. I did not use any feature scaling since it is not necessary when using trees. I removed all the features for which the importance was less than 1% of the total. I ended up using these original features:</text:span></text:p>
      <text:p text:style-name="P6">“</text:p>
      <text:p text:style-name="P18"><text:span text:style-name="T8">s</text:span>alary - importance: 0.0334957653128</text:p>
      <text:p text:style-name="Preformatted_20_Text">total_payments - importance: 0.0697672793439</text:p>
      <text:p text:style-name="Preformatted_20_Text">bonus - importance: 0.0376703015518</text:p>
      <text:p text:style-name="Preformatted_20_Text">total_stock_value - importance: 0.20659605532</text:p>
      <text:p text:style-name="Preformatted_20_Text">shared_receipt_with_poi - importance: 0.0401087671012</text:p>
      <text:p text:style-name="Preformatted_20_Text">from_poi_to_this_person - importance: 0.0402868094026</text:p>
      <text:p text:style-name="Preformatted_20_Text">exercised_stock_options - importance: 0.0844430572247</text:p>
      <text:p text:style-name="Preformatted_20_Text">from_messages - importance: 0.0175292882474</text:p>
      <text:p text:style-name="Preformatted_20_Text">other - importance: 0.0821453852443</text:p>
      <text:p text:style-name="Preformatted_20_Text">from_this_person_to_poi - importance: 0.062352803036</text:p>
      <text:p text:style-name="Preformatted_20_Text">deferred_income - importance: 0.130920898752</text:p>
      <text:p text:style-name="Preformatted_20_Text">expenses - importance: 0.0733546492809</text:p>
      <text:p text:style-name="Preformatted_20_Text"><text:soft-page-break/>restricted_stock - importance: 0.0422604228233</text:p>
      <text:p text:style-name="P22">long_term_incentive - importance: 0.0642953860411</text:p>
      <text:p text:style-name="P22">“</text:p>
      <text:p text:style-name="P9">I created two sets of new features; the former was created by manipulating these original features; the latter by elaborating the huge e-mail dataset.</text:p>
      <text:p text:style-name="P9">As first part I took the most important features (importance &gt;= 0.1) and created the log and squared version of them, I also added the mixed products of them.</text:p>
      <text:p text:style-name="P9">The second set of features has been created by elaborating the email dataset looking for the 10 most important words to detect pois. Since the dataset is very large and my PC was unable to elaborate all mails at once, I applied a procedure in which a random subset is repeatedly picked from the set (keeping the pois-nonpois ratio) and a dictionary of most important word is updated every loop to save and accumulate the importance coefficients. At the end the most important words are chosen based on the accumulated importance coefficients.</text:p>
      <text:p text:style-name="P10">These features were finally tested to check their gains in the classifier. <text:span text:style-name="T11">The final features list is the following:</text:span></text:p>
      <text:p text:style-name="P19">deferred_income^2 importance: 0.0514773040273</text:p>
      <text:p text:style-name="Preformatted_20_Text">total_stock_value*deferred_income importance: 0.0143809794781</text:p>
      <text:p text:style-name="Preformatted_20_Text">deferred_income importance: 0.0172014021245</text:p>
      <text:p text:style-name="Preformatted_20_Text">from_poi_to_this_person importance: 0.0307847995208</text:p>
      <text:p text:style-name="Preformatted_20_Text">locat importance: 0.0157891159757</text:p>
      <text:p text:style-name="Preformatted_20_Text">shared_receipt_with_poi importance: 0.113615975724</text:p>
      <text:p text:style-name="Preformatted_20_Text">other importance: 0.0254023460068</text:p>
      <text:p text:style-name="Preformatted_20_Text">log_total_stock_value importance: 0.0630175034308</text:p>
      <text:p text:style-name="Preformatted_20_Text">long_term_incentive importance: 0.0320149313404</text:p>
      <text:p text:style-name="Preformatted_20_Text">total_messages importance: 0.017324721161</text:p>
      <text:p text:style-name="Preformatted_20_Text">colwellhouectect importance: 0.0180225478794</text:p>
      <text:p text:style-name="Preformatted_20_Text">bonus importance: 0.0864072664056</text:p>
      <text:p text:style-name="Preformatted_20_Text">total_stock_value importance: 0.13866454412</text:p>
      <text:p text:style-name="Preformatted_20_Text">from_this_person_to_poi importance: 0.0291452113248</text:p>
      <text:p text:style-name="Preformatted_20_Text">expenses importance: 0.0483518178469</text:p>
      <text:p text:style-name="Preformatted_20_Text">restricted_stock importance: 0.0505022129125</text:p>
      <text:p text:style-name="Preformatted_20_Text">7133457774 importance: 0.0225824186553</text:p>
      <text:p text:style-name="Preformatted_20_Text">salary importance: 0.0173412038361</text:p>
      <text:p text:style-name="Preformatted_20_Text">total_payments importance: 0.048032193811</text:p>
      <text:p text:style-name="Preformatted_20_Text">total_stock_value^2 importance: 0.0857804082342</text:p>
      <text:p text:style-name="Preformatted_20_Text">exercised_stock_options importance: 0.0590175307631</text:p>
      <text:p text:style-name="P20"/>
      <text:p text:style-name="P8"/>
      <text:p text:style-name="P7">3.</text:p>
      <text:p text:style-name="P7"><text:tab/><text:span text:style-name="T9">I tested 4 different algorithms: DecisionTree, RandomForest, Adaboost and SupportVectorMachine.</text:span></text:p>
      <text:p text:style-name="P11">All these 4 algorithms has been pipelined with PCA algorithm; I also added feature MinM<text:span text:style-name="T12">ax</text:span>Scaling <text:span text:style-name="T14">only</text:span> to SVM <text:span text:style-name="T10">pipeline, since it is the only algorithm that needs this step to perform better</text:span>.</text:p>
      <text:p text:style-name="P12"/>
      <text:p text:style-name="P12">4.</text:p>
      <text:p text:style-name="P12"><text:tab/>Machine learning algorithms are generic models that can mimic a lot of different phenomena. <text:span text:style-name="T13">Since</text:span> they are general and can be used <text:span text:style-name="T14">in</text:span> an enormous <text:span text:style-name="T14">variety</text:span> of situations, they have a set of parameters t<text:span text:style-name="T14">hat must be</text:span> tuned to better fit the model or the situation <text:span text:style-name="T14">in</text:span> which they are used. <text:span text:style-name="T13">Practically there is no mathematical formula to find the best parameters, so they are chosen based on try&amp;test process where an initial set of possible parameters (chosen after some considerations on </text:span><text:soft-page-break/><text:span text:style-name="T13">the situation and the input data) are used and performances are tested. No tuning means that the algorithm will use default parameters which probably will be a way distant from the best ones, <text:s/>resulting in an useless predictor. </text:span></text:p>
      <text:p text:style-name="P12">I used gridsearchCV to tune parameters of the different algorithms, here the list of algorithms and tuned parameters for each:</text:p>
      <text:p text:style-name="P12">PCA: number of components</text:p>
      <text:p text:style-name="P12">Decision tree: minimum samples to split</text:p>
      <text:p text:style-name="P12">Random Forest: number of estimators</text:p>
      <text:p text:style-name="P12">AdaBoost : number of estimators</text:p>
      <text:p text:style-name="P12">SVM: C parameter</text:p>
      <text:p text:style-name="P13">GridSearchCV has been set to use “f1” as score indicator. I used sklearn train_test_split to create two subset of data, one for classifier training and one for testing and evaluating the <text:span text:style-name="T16">best reachable performances of the classifier</text:span>.</text:p>
      <text:p text:style-name="P12"/>
      <text:p text:style-name="P13">5.</text:p>
      <text:p text:style-name="P13"><text:tab/><text:span text:style-name="T16">The v</text:span>alidation process is important <text:span text:style-name="T17">to test if the classifier is working correctly</text:span>. It is a very important step in order to avoid overfitting: a circumstance where the model has learned to replicate the data used to train it, and not <text:span text:style-name="T16">to</text:span> replicate the general phenomenon.</text:p>
      <text:p text:style-name="P14">As explained in 4.) I splitted the data into two subsets, used to train and validate the <text:span text:style-name="T16">classifiers</text:span> respectively.</text:p>
      <text:p text:style-name="P14">Finally, for test and compute classifier performances I used the tester script from the course base code.</text:p>
      <text:p text:style-name="P23">The final classifier I chose is a pipeline of a PCA with 10 elements and a decision tree classifier with min_samples_split parameter equals to 2. </text:p>
      <text:p text:style-name="P23"/>
      <text:p text:style-name="P23"><text:span text:style-name="T15">6.</text:span></text:p>
      <text:p text:style-name="P24"><text:tab/><text:span text:style-name="T15">I evaluated the final classifier using the test_classifier script. The two important metrics I am interested in are precision and recall. Precision metric explains the goodness of the model when saying the case is positive, a small value of precision means there are too many false positives.</text:span></text:p>
      <text:p text:style-name="P27">On the contrary recall metric explains the goodness of the model in terms of false negative cases, the smaller the recall is, the more false negatives has been detected. F1 score is a summarizing metric that combines precision and recall by the harmonic mean:</text:p>
      <text:p text:style-name="P27">F1 = precision * recall / (precision + recall)</text:p>
      <text:p text:style-name="P27"/>
      <text:p text:style-name="P24">The final performances <text:span text:style-name="T17">of the classifier</text:span> are:</text:p>
      <text:p text:style-name="P21"/>
      <text:p text:style-name="P28">Precision: 0.33676 <text:s text:c="5"/></text:p>
      <text:p text:style-name="P28">Recall: 0.31150 </text:p>
      <text:p text:style-name="P29"><text:span text:style-name="T18">F1: 0.32364</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lio </meta:initial-creator>
    <meta:creation-date>2015-06-01T16:07:52.636683314</meta:creation-date>
    <dc:date>2015-07-27T07:52:27.788848069</dc:date>
    <dc:creator>giulio </dc:creator>
    <meta:editing-duration>PT1H22M44S</meta:editing-duration>
    <meta:editing-cycles>18</meta:editing-cycles>
    <meta:generator>LibreOffice/4.2.8.2$Linux_X86_64 LibreOffice_project/420m0$Build-2</meta:generator>
    <meta:document-statistic meta:table-count="0" meta:image-count="0" meta:object-count="0" meta:page-count="3" meta:paragraph-count="76" meta:word-count="1174" meta:character-count="7868" meta:non-whitespace-character-count="6752"/>
  </office:meta>
</office:document-meta>
</file>